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" svg:font-family="'Roboto Mono', 'Courier New', Courier, monospace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style:font-name-asian="Times New Roman" style:language-asian="pt" style:country-asian="BR" style:font-name-complex="Courier New2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variant="normal" fo:text-transform="none" style:text-line-through-style="none" style:text-line-through-type="none" style:font-name="Courier New1" fo:letter-spacing="normal" fo:font-style="normal" style:text-underline-style="none" fo:font-weight="bold" style:text-blinking="false" style:font-style-asian="normal" style:font-weight-asian="bold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orphans="2" fo:widows="2"/>
      <style:text-properties officeooo:paragraph-rsid="001b36a3"/>
    </style:style>
    <style:style style:name="P5" style:family="paragraph" style:parent-style-name="HTML_20_Preformatted">
      <style:paragraph-properties fo:margin-top="0cm" fo:margin-bottom="0cm" loext:contextual-spacing="true" fo:line-height="100%"/>
      <style:text-properties fo:color="#111111" style:font-name="Courier New1" fo:font-size="11pt" fo:font-weight="bold" style:font-size-asian="11pt" style:font-weight-asian="bold" style:font-size-complex="11pt"/>
    </style:style>
    <style:style style:name="P6" style:family="paragraph" style:parent-style-name="Preformatted_20_Text">
      <style:paragraph-properties fo:line-height="100%" fo:orphans="2" fo:widows="2"/>
      <style:text-properties fo:font-variant="normal" fo:text-transform="none" fo:color="#212121" style:font-name="Roboto Mono" fo:font-size="10.5pt" fo:letter-spacing="normal" fo:font-style="normal" fo:font-weight="normal"/>
    </style:style>
    <style:style style:name="P7" style:family="paragraph" style:parent-style-name="Preformatted_20_Text">
      <style:paragraph-properties fo:line-height="100%" fo:orphans="2" fo:widows="2"/>
      <style:text-properties fo:font-variant="normal" fo:text-transform="none" fo:color="#000000" fo:letter-spacing="normal"/>
    </style:style>
    <style:style style:name="P8" style:family="paragraph" style:parent-style-name="Preformatted_20_Text">
      <style:paragraph-properties fo:line-height="100%" fo:orphans="2" fo:widows="2"/>
      <style:text-properties fo:font-variant="normal" fo:text-transform="none" fo:color="#000000" fo:letter-spacing="normal" officeooo:paragraph-rsid="0026e993"/>
    </style:style>
    <style:style style:name="P9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10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normal" officeooo:paragraph-rsid="0021fba9"/>
    </style:style>
    <style:style style:name="P11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normal" officeooo:paragraph-rsid="0026e993"/>
    </style:style>
    <style:style style:name="P12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normal" officeooo:rsid="0021fba9" officeooo:paragraph-rsid="0026e993"/>
    </style:style>
    <style:style style:name="P13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bold" officeooo:rsid="0021fba9" officeooo:paragraph-rsid="0021fba9"/>
    </style:style>
    <style:style style:name="P14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bold" officeooo:rsid="0021fba9" officeooo:paragraph-rsid="0026e993"/>
    </style:style>
    <style:style style:name="P15" style:family="paragraph" style:parent-style-name="Preformatted_20_Text">
      <style:paragraph-properties fo:line-height="100%" fo:orphans="2" fo:widows="2"/>
      <style:text-properties fo:color="#000000"/>
    </style:style>
    <style:style style:name="P16" style:family="paragraph" style:parent-style-name="Preformatted_20_Text">
      <style:paragraph-properties fo:line-height="100%" fo:orphans="2" fo:widows="2"/>
      <style:text-properties fo:color="#000000" officeooo:rsid="0021fba9" officeooo:paragraph-rsid="0021fba9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style:font-name="Courier New1" fo:font-size="11pt" officeooo:paragraph-rsid="001bc07a" style:font-size-asian="11pt" style:font-size-complex="11pt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style:font-name="Courier New1" officeooo:paragraph-rsid="0021fba9"/>
    </style:style>
    <style:style style:name="P19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officeooo:paragraph-rsid="002a6345" style:font-name-asian="Times New Roman" style:language-asian="pt" style:country-asian="BR" style:font-name-complex="Courier New2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officeooo:paragraph-rsid="002a6345"/>
    </style:style>
    <style:style style:name="P21" style:family="paragraph" style:parent-style-name="Standard">
      <style:paragraph-properties fo:margin-top="0cm" fo:margin-bottom="0cm" loext:contextual-spacing="false" fo:line-height="100%" fo:orphans="2" fo:widows="2"/>
      <style:text-properties fo:font-variant="normal" fo:text-transform="none" style:text-line-through-style="none" style:text-line-through-type="none" style:font-name="Courier New1" fo:letter-spacing="normal" fo:font-style="normal" style:text-underline-style="none" fo:font-weight="bold" officeooo:paragraph-rsid="002a6345" style:text-blinking="false" style:font-style-asian="normal" style:font-weight-asian="bold"/>
    </style:style>
    <style:style style:name="P2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28bde9" officeooo:paragraph-rsid="002a6345"/>
    </style:style>
    <style:style style:name="P23" style:family="paragraph" style:parent-style-name="HTML_20_Preformatted">
      <style:paragraph-properties fo:margin-top="0cm" fo:margin-bottom="0cm" loext:contextual-spacing="true" fo:line-height="100%"/>
      <style:text-properties fo:font-variant="normal" fo:text-transform="none" fo:color="#000000" style:font-name="Courier New1" fo:font-size="11pt" fo:letter-spacing="normal" fo:font-style="normal" fo:font-weight="bold" officeooo:paragraph-rsid="002a6345" style:font-size-asian="11pt" style:font-style-asian="normal" style:font-weight-asian="bold" style:font-size-complex="11pt"/>
    </style:style>
    <style:style style:name="P24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normal" officeooo:rsid="0026e993" officeooo:paragraph-rsid="0026e993"/>
    </style:style>
    <style:style style:name="P25" style:family="paragraph" style:parent-style-name="Preformatted_20_Text">
      <style:paragraph-properties fo:line-height="100%" fo:orphans="2" fo:widows="2"/>
      <style:text-properties fo:font-variant="normal" fo:text-transform="none" fo:color="#212121" style:font-name="Courier New1" fo:font-size="11pt" fo:letter-spacing="normal" fo:font-style="normal" fo:font-weight="normal" officeooo:paragraph-rsid="002a6345" style:font-size-asian="11pt" style:font-size-complex="11pt"/>
    </style:style>
    <style:style style:name="P26" style:family="paragraph" style:parent-style-name="Preformatted_20_Text">
      <style:paragraph-properties fo:line-height="100%" fo:orphans="2" fo:widows="2"/>
      <style:text-properties fo:font-variant="normal" fo:text-transform="none" fo:color="#212121" style:font-name="Courier New1" fo:font-size="11pt" fo:letter-spacing="normal" officeooo:paragraph-rsid="002a6345" style:font-size-asian="11pt" style:font-size-complex="11pt"/>
    </style:style>
    <style:style style:name="P27" style:family="paragraph" style:parent-style-name="Preformatted_20_Text">
      <style:paragraph-properties fo:line-height="100%" fo:orphans="2" fo:widows="2"/>
      <style:text-properties style:font-name="Courier New1" fo:font-size="11pt" officeooo:paragraph-rsid="002a6345" style:font-size-asian="11pt" style:font-size-complex="11pt"/>
    </style:style>
    <style:style style:name="P28" style:family="paragraph" style:parent-style-name="Preformatted_20_Text">
      <style:paragraph-properties fo:line-height="100%" fo:orphans="2" fo:widows="2"/>
      <style:text-properties fo:color="#000000" style:font-name="Courier New1" fo:font-size="11pt" officeooo:paragraph-rsid="002a6345" style:font-size-asian="11pt" style:font-size-complex="11pt"/>
    </style:style>
    <style:style style:name="P29" style:family="paragraph" style:parent-style-name="Preformatted_20_Text">
      <style:paragraph-properties fo:margin-top="0cm" fo:margin-bottom="0cm" loext:contextual-spacing="false" fo:line-height="100%" fo:text-align="center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variant="normal" fo:text-transform="none" fo:color="#000000" style:font-name="Courier New1" fo:font-size="11pt" fo:letter-spacing="normal" fo:font-style="normal" fo:font-weight="bold" officeooo:paragraph-rsid="002a6345" style:font-size-asian="11pt" style:font-size-complex="11pt"/>
    </style:style>
    <style:style style:name="P30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officeooo:paragraph-rsid="002a6345"/>
    </style:style>
    <style:style style:name="P31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style:font-name="Courier New1" fo:font-size="11pt" officeooo:paragraph-rsid="002a6345" style:font-size-asian="11pt" style:font-size-complex="11pt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P33" style:family="paragraph">
      <loext:graphic-properties draw:fill="none"/>
    </style:style>
    <style:style style:name="P34" style:family="paragraph">
      <style:paragraph-properties fo:text-align="center"/>
    </style:style>
    <style:style style:name="P35" style:family="paragraph">
      <style:paragraph-properties style:writing-mode="lr-tb"/>
      <style:text-properties style:font-name="Chilanka" fo:font-size="24pt"/>
    </style:style>
    <style:style style:name="P36" style:family="paragraph">
      <loext:graphic-properties draw:fill="solid" draw:fill-color="#000000"/>
      <style:paragraph-properties style:writing-mode="lr-tb"/>
      <style:text-properties style:font-name="Chilanka" fo:font-size="24pt"/>
    </style:style>
    <style:style style:name="P37" style:family="paragraph">
      <style:paragraph-properties fo:line-height="100%"/>
    </style:style>
    <style:style style:name="P38" style:family="paragraph">
      <loext:graphic-properties draw:fill="none" draw:fill-color="#ffffff"/>
      <style:paragraph-properties fo:line-height="100%"/>
      <style:text-properties style:font-name="Courier New1" fo:font-size="11pt" style:font-size-asian="11pt" style:font-name-complex="Courier New1"/>
    </style:style>
    <style:style style:name="T1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1b36a3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style:text-blinking="false" fo:background-color="#ffffff" loext:char-shading-value="0" style:font-size-asian="11pt" style:font-style-asian="normal" style:font-weight-asian="bold" style:font-size-complex="11pt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style:text-blinking="false" fo:background-color="#ffffff" loext:char-shading-value="0" style:font-size-asian="11pt" style:font-style-asian="normal" style:font-weight-asian="bold" style:font-size-complex="11pt" style:font-weight-complex="bold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21fba9" style:text-blinking="false" fo:background-color="#ffffff" loext:char-shading-value="0" style:font-size-asian="11pt" style:font-style-asian="normal" style:font-weight-asian="bold" style:font-size-complex="11pt" style:font-weight-complex="bold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20e1eb" style:text-blinking="false" fo:background-color="#ffffff" loext:char-shading-value="0" style:font-size-asian="11pt" style:font-style-asian="normal" style:font-weight-asian="bold" style:font-size-complex="11pt"/>
    </style:style>
    <style:style style:name="T6" style:family="text">
      <style:text-properties fo:font-variant="normal" fo:text-transform="none" fo:color="#000000" style:font-name="Courier New1" fo:font-size="11pt" fo:letter-spacing="normal" fo:font-style="normal" fo:font-weight="bold" style:font-size-asian="11pt" style:font-style-asian="normal" style:font-weight-asian="bold" style:font-size-complex="11pt"/>
    </style:style>
    <style:style style:name="T7" style:family="text">
      <style:text-properties fo:font-variant="normal" fo:text-transform="none" fo:color="#000000" style:font-name="Courier New1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8" style:family="text">
      <style:text-properties fo:font-variant="normal" fo:text-transform="none" fo:color="#000000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9" style:family="text">
      <style:text-properties fo:font-variant="normal" fo:text-transform="none" fo:color="#000000" fo:font-size="11pt" fo:letter-spacing="normal" fo:font-style="normal" fo:font-weight="normal" style:font-size-asian="11pt" style:font-style-asian="normal" style:font-weight-asian="normal" style:font-size-complex="11pt"/>
    </style:style>
    <style:style style:name="T10" style:family="text">
      <style:text-properties fo:font-variant="normal" fo:text-transform="none" fo:color="#000000" fo:font-size="11pt" fo:letter-spacing="normal" fo:font-style="normal" fo:font-weight="normal" officeooo:rsid="001a4422" style:font-size-asian="11pt" style:font-style-asian="normal" style:font-weight-asian="normal" style:font-size-complex="11pt" style:font-weight-complex="bold"/>
    </style:style>
    <style:style style:name="T11" style:family="text">
      <style:text-properties fo:font-variant="normal" fo:text-transform="none" fo:color="#000000" style:font-name="Roboto Mono" fo:font-size="10.5pt" fo:letter-spacing="normal" fo:font-style="normal" fo:font-weight="bold" officeooo:rsid="00202708" style:font-size-asian="11pt" style:font-style-asian="normal" style:font-weight-asian="normal" style:font-size-complex="11pt" style:font-weight-complex="bold"/>
    </style:style>
    <style:style style:name="T12" style:family="text">
      <style:text-properties fo:font-variant="normal" fo:text-transform="none" fo:color="#000000" style:font-name="Roboto Mono" fo:font-size="10.5pt" fo:letter-spacing="normal" fo:font-style="normal" fo:font-weight="normal" officeooo:rsid="00202708" style:font-size-asian="11pt" style:font-style-asian="normal" style:font-weight-asian="normal" style:font-size-complex="11pt" style:font-weight-complex="bold"/>
    </style:style>
    <style:style style:name="T13" style:family="text">
      <style:text-properties fo:font-variant="normal" fo:text-transform="none" fo:letter-spacing="normal"/>
    </style:style>
    <style:style style:name="T14" style:family="text">
      <style:text-properties fo:font-variant="normal" fo:text-transform="none" style:font-name="Roboto Mono" fo:font-size="10.5pt" fo:letter-spacing="normal" fo:font-style="normal" fo:font-weight="bold"/>
    </style:style>
    <style:style style:name="T15" style:family="text">
      <style:text-properties fo:font-variant="normal" fo:text-transform="none" style:font-name="Roboto Mono" fo:font-size="10.5pt" fo:letter-spacing="normal" fo:font-style="normal" fo:font-weight="normal"/>
    </style:style>
    <style:style style:name="T16" style:family="text">
      <style:text-properties fo:font-variant="normal" fo:text-transform="none" style:font-name="Courier New1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17" style:family="text">
      <style:text-properties fo:font-variant="normal" fo:text-transform="none" style:font-name="Courier New1" fo:font-size="11pt" fo:letter-spacing="normal" fo:font-style="normal" fo:font-weight="bold" officeooo:rsid="002a5eef" style:font-size-asian="11pt" style:font-style-asian="normal" style:font-weight-asian="bold" style:font-size-complex="11pt" style:font-weight-complex="bold"/>
    </style:style>
    <style:style style:name="T18" style:family="text">
      <style:text-properties fo:font-variant="normal" fo:text-transform="none" style:font-name="Courier New1" fo:font-size="11pt" fo:letter-spacing="normal" fo:font-style="normal" fo:font-weight="normal" style:font-size-asian="11pt" style:font-style-asian="normal" style:font-weight-asian="normal" style:font-size-complex="11pt"/>
    </style:style>
    <style:style style:name="T19" style:family="text">
      <style:text-properties fo:font-variant="normal" fo:text-transform="none" style:font-name="Courier New1" fo:font-size="11pt" fo:letter-spacing="normal" fo:font-style="normal" fo:font-weight="normal" officeooo:rsid="001a4422" style:font-size-asian="11pt" style:font-style-asian="normal" style:font-weight-asian="normal" style:font-size-complex="11pt" style:font-weight-complex="bold"/>
    </style:style>
    <style:style style:name="T20" style:family="text">
      <style:text-properties fo:font-variant="normal" fo:text-transform="none" style:font-name="Courier New1" fo:letter-spacing="normal" fo:font-style="normal" fo:font-weight="bold" style:font-style-asian="normal" style:font-weight-asian="bold" style:font-weight-complex="bold"/>
    </style:style>
    <style:style style:name="T21" style:family="text">
      <style:text-properties fo:font-variant="normal" fo:text-transform="none" style:font-name="Courier New1" fo:letter-spacing="normal" fo:font-style="normal" fo:font-weight="bold" officeooo:rsid="002a5eef" style:font-style-asian="normal" style:font-weight-asian="bold" style:font-weight-complex="bold"/>
    </style:style>
    <style:style style:name="T22" style:family="text">
      <style:text-properties fo:font-variant="normal" fo:text-transform="none" style:font-name="Courier New1" fo:letter-spacing="normal" fo:font-style="normal" fo:font-weight="normal" style:font-style-asian="normal" style:font-weight-asian="normal"/>
    </style:style>
    <style:style style:name="T23" style:family="text">
      <style:text-properties fo:font-variant="normal" fo:text-transform="none" style:font-name="Courier New1" fo:letter-spacing="normal" fo:font-style="normal" fo:font-weight="normal" officeooo:rsid="001a4422" style:font-style-asian="normal" style:font-weight-asian="normal" style:font-weight-complex="bold"/>
    </style:style>
    <style:style style:name="T24" style:family="text">
      <style:text-properties fo:font-variant="normal" fo:text-transform="none" fo:color="#ff7700" style:font-name="Courier New1" fo:font-size="11pt" fo:letter-spacing="normal" fo:font-style="normal" fo:font-weight="bold" style:font-size-asian="11pt" style:font-size-complex="11pt"/>
    </style:style>
    <style:style style:name="T25" style:family="text">
      <style:text-properties fo:font-variant="normal" fo:text-transform="none" fo:color="#ff7700" style:font-name="Courier New1" fo:font-size="11pt" fo:letter-spacing="normal" fo:font-style="normal" fo:font-weight="bold" officeooo:rsid="0028bde9" style:font-size-asian="11pt" style:font-size-complex="11pt"/>
    </style:style>
    <style:style style:name="T26" style:family="text">
      <style:text-properties fo:font-variant="normal" fo:text-transform="none" fo:color="#ff7700" fo:letter-spacing="normal" fo:font-style="normal" fo:font-weight="bold"/>
    </style:style>
    <style:style style:name="T27" style:family="text">
      <style:text-properties fo:font-variant="normal" fo:text-transform="none" fo:color="#ff7700" fo:letter-spacing="normal" fo:font-style="normal" fo:font-weight="bold" officeooo:rsid="002a5eef"/>
    </style:style>
    <style:style style:name="T28" style:family="text">
      <style:text-properties fo:font-variant="normal" fo:text-transform="none" fo:color="#ff7700" fo:letter-spacing="normal" fo:font-style="normal" fo:font-weight="bold" officeooo:rsid="0028bde9"/>
    </style:style>
    <style:style style:name="T29" style:family="text">
      <style:text-properties fo:font-variant="normal" fo:text-transform="none" fo:color="#ff7700" fo:letter-spacing="normal" fo:font-style="normal" fo:font-weight="bold" officeooo:rsid="002dd2ec"/>
    </style:style>
    <style:style style:name="T30" style:family="text">
      <style:text-properties fo:font-variant="normal" fo:text-transform="none" fo:color="#212121" style:font-name="Courier New1" fo:font-size="11pt" fo:letter-spacing="normal" fo:font-style="normal" fo:font-weight="normal" style:font-size-asian="11pt" style:font-size-complex="11pt"/>
    </style:style>
    <style:style style:name="T31" style:family="text">
      <style:text-properties fo:font-variant="normal" fo:text-transform="none" fo:color="#212121" fo:letter-spacing="normal" fo:font-style="normal" fo:font-weight="normal"/>
    </style:style>
    <style:style style:name="T32" style:family="text">
      <style:text-properties style:font-name="Roboto Mono" fo:font-size="10.5pt" fo:font-style="normal" fo:font-weight="normal"/>
    </style:style>
    <style:style style:name="T33" style:family="text">
      <style:text-properties style:font-name="Roboto Mono" fo:font-size="10.5pt" fo:font-style="normal" fo:font-weight="bold"/>
    </style:style>
    <style:style style:name="T34" style:family="text">
      <style:text-properties style:font-name="Roboto Mono" fo:font-size="10.5pt" fo:font-style="normal" fo:font-weight="bold" style:font-weight-asian="bold" style:font-weight-complex="bold"/>
    </style:style>
    <style:style style:name="T35" style:family="text">
      <style:text-properties officeooo:rsid="0026e993"/>
    </style:style>
    <style:style style:name="T36" style:family="text">
      <style:text-properties fo:font-weight="bold" officeooo:rsid="0026e993" style:font-weight-asian="bold" style:font-weight-complex="bold"/>
    </style:style>
    <style:style style:name="T37" style:family="text">
      <style:text-properties fo:color="#000000" style:font-name="Courier New1" fo:font-size="14pt" fo:font-style="italic" style:text-underline-style="solid" style:text-underline-width="auto" style:text-underline-color="font-color" fo:font-weight="bold" style:font-name-asian="Times New Roman" style:font-size-asian="14pt" style:language-asian="pt" style:country-asian="BR" style:font-style-asian="italic" style:font-weight-asian="bold" style:font-name-complex="Courier New2"/>
    </style:style>
    <style:style style:name="T38" style:family="text">
      <style:text-properties fo:color="#000000" style:font-name="Courier New1" fo:font-size="14pt" fo:font-style="italic" style:text-underline-style="solid" style:text-underline-width="auto" style:text-underline-color="font-color" fo:font-weight="bold" officeooo:rsid="0020e1eb" style:font-name-asian="Times New Roman" style:font-size-asian="14pt" style:language-asian="pt" style:country-asian="BR" style:font-style-asian="italic" style:font-weight-asian="bold" style:font-name-complex="Courier New2"/>
    </style:style>
    <style:style style:name="T39" style:family="text">
      <style:text-properties fo:color="#ff7700" fo:font-weight="bold"/>
    </style:style>
    <style:style style:name="T40" style:family="text">
      <style:text-properties fo:color="#ff7700" fo:font-weight="bold" officeooo:rsid="002a5eef"/>
    </style:style>
    <style:style style:name="T41" style:family="text">
      <style:text-properties fo:color="#ff7700" fo:font-style="normal" fo:font-weight="bold"/>
    </style:style>
    <style:style style:name="T42" style:family="text">
      <style:text-properties fo:color="#ff7700" fo:font-style="normal" fo:font-weight="bold" officeooo:rsid="002a5eef"/>
    </style:style>
    <style:style style:name="T43" style:family="text">
      <style:text-properties fo:color="#ff7700" fo:font-style="normal" fo:font-weight="bold" officeooo:rsid="002c0a7f"/>
    </style:style>
    <style:style style:name="T44" style:family="text">
      <style:text-properties fo:font-style="normal" fo:font-weight="normal"/>
    </style:style>
    <style:style style:name="T45" style:family="text">
      <style:text-properties fo:font-style="normal" fo:font-weight="normal" officeooo:rsid="002c0a7f"/>
    </style:style>
    <style:style style:name="T46" style:family="text">
      <style:text-properties style:font-name="Chilanka" fo:font-size="24pt"/>
    </style:style>
    <style:style style:name="T47" style:family="text">
      <style:text-properties fo:color="#212121" style:font-name="Courier New1" fo:font-size="11pt" style:font-size-asian="11pt" style:font-name-complex="Courier New1"/>
    </style:style>
    <style:style style:name="T48" style:family="text">
      <style:text-properties fo:color="#ff7700" style:font-name="Courier New1" fo:font-size="11pt" fo:font-weight="bold" style:font-size-asian="11pt" style:font-weight-asian="bold" style:font-name-complex="Courier New1" style:font-weight-complex="bold"/>
    </style:style>
    <style:style style:name="gr1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7.698cm" fo:min-width="5.3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49cm" fo:min-width="0.917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3.95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custom-shape text:anchor-type="paragraph" draw:z-index="0" draw:name="Figura1" draw:style-name="gr1" draw:text-style-name="P32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38">T</text:span><text:span text:style-name="T37">eu reino me chamou de seu</text:span></text:p>
      <text:p text:style-name="P19"/>
      <text:p text:style-name="P23"/>
      <text:p text:style-name="P20"><text:bookmark text:name="cifra_tom"/><text:span text:style-name="T6">Tom</text:span><text:span text:style-name="T7">: </text:span><text:span text:style-name="Internet_20_link"><text:span text:style-name="T5">C</text:span></text:span></text:p>
      <text:p text:style-name="P21"><text:bookmark text:name="cifra_afi"/><text:bookmark text:name="cifra_capo"/></text:p>
      <text:p text:style-name="P30"><text:span text:style-name="T16">Intro </text:span><text:span text:style-name="T17">2x</text:span><text:span text:style-name="T18">: </text:span><text:span text:style-name="T19"><text:s/></text:span><text:span text:style-name="T24">Bb</text:span><text:span text:style-name="T30"> <text:s/></text:span><text:span text:style-name="T24">Dm C</text:span><text:span text:style-name="T25">9</text:span></text:p>
      <text:p text:style-name="P27"/>
      <text:p text:style-name="P25"><text:span text:style-name="T39">Bb</text:span><text:span text:style-name="T40">9</text:span> <text:s text:c="15"/><text:span text:style-name="T39">C</text:span><text:span text:style-name="T40">9</text:span></text:p>
      <text:p text:style-name="P25">Escravo um dia fui <text:s text:c="20"/></text:p>
      <text:p text:style-name="P27"><text:span text:style-name="T26"><text:s/><text:tab/><text:tab/><text:tab/><text:tab/>Dm</text:span><text:span text:style-name="T27">7</text:span><text:span text:style-name="T26"> <text:tab/><text:tab/><text:tab/></text:span><text:span text:style-name="T27">F</text:span></text:p>
      <text:p text:style-name="P25">Mas tua Verdade me alcançou <text:s/>e livre sou</text:p>
      <text:p text:style-name="P27"/>
      <text:p text:style-name="P25"><text:span text:style-name="T39"><text:s text:c="5"/>Bb</text:span><text:span text:style-name="T40">9</text:span> <text:s text:c="9"/><text:span text:style-name="T39">C</text:span><text:span text:style-name="T40">9</text:span> <text:s text:c="10"/><text:span text:style-name="T39">Dm</text:span><text:span text:style-name="T40">7</text:span><text:span text:style-name="T39"> <text:s/></text:span><text:span text:style-name="T40">F</text:span></text:p>
      <text:p text:style-name="P25">És o Rei que decidiu morar em mim <text:s text:c="2"/></text:p>
      <text:p text:style-name="P25"><text:s text:c="3"/></text:p>
      <text:p text:style-name="P27"><text:span text:style-name="T26"><text:s text:c="8"/>Bb</text:span><text:span text:style-name="T27">9</text:span><text:span text:style-name="T31"> <text:s text:c="10"/></text:span><text:span text:style-name="T26">C</text:span><text:span text:style-name="T27">9</text:span><text:span text:style-name="T31"> <text:s text:c="13"/></text:span><text:span text:style-name="T26">Dm</text:span><text:span text:style-name="T27">7</text:span></text:p>
      <text:p text:style-name="P25">És bem vindo em meu ser toma este lugar</text:p>
      <text:p text:style-name="P27"/>
      <text:p text:style-name="P25"><text:span text:style-name="T39"><text:s text:c="6"/>Bb</text:span><text:span text:style-name="T40">9</text:span> <text:s text:c="6"/><text:span text:style-name="T39">C</text:span><text:span text:style-name="T40">9</text:span> <text:s text:c="7"/><text:span text:style-name="T39">Dm <text:s text:c="2"/></text:span><text:span text:style-name="T40">F</text:span></text:p>
      <text:p text:style-name="P25">Mergulhamos em ti, Senhor</text:p>
      <text:p text:style-name="P27"/>
      <text:p text:style-name="P27"/>
      <text:p text:style-name="P26"><text:s text:c="3"/><text:span text:style-name="T41">Bb</text:span><text:span text:style-name="T42">9</text:span><text:span text:style-name="T44"> <text:s text:c="17"/></text:span><text:span text:style-name="T41">C</text:span><text:span text:style-name="T42">9</text:span></text:p>
      <text:p text:style-name="P25"><draw:line text:anchor-type="paragraph" draw:z-index="2" draw:name="Forma2" draw:style-name="gr3" draw:text-style-name="P34" svg:x1="-0.314cm" svg:y1="13.222cm" svg:x2="-0.337cm" svg:y2="0.203cm"><text:p/></draw:line><draw:line text:anchor-type="paragraph" draw:z-index="3" draw:name="Forma3" draw:style-name="gr4" draw:text-style-name="P34" svg:x1="-0.314cm" svg:y1="0.203cm" svg:x2="0.004cm" svg:y2="0.203cm"><text:p/></draw:line>Teu Reino me chamou de seu</text:p>
      <text:p text:style-name="P26"><text:s text:c="16"/><text:span text:style-name="T41">F</text:span><text:span text:style-name="T44"> <text:s text:c="10"/></text:span><text:span text:style-name="T41">Dm</text:span><text:span text:style-name="T43">7</text:span></text:p>
      <text:p text:style-name="P25">Já não sou mais órfão, sou filho</text:p>
      <text:p text:style-name="P26"><text:s text:c="4"/><text:span text:style-name="T41">Bb</text:span><text:span text:style-name="T42">9 <text:s text:c="12"/></text:span><text:span text:style-name="T44"><text:s text:c="2"/></text:span><text:span text:style-name="T41">C</text:span><text:span text:style-name="T42">9</text:span><text:span text:style-name="T44"> <text:s text:c="21"/></text:span><text:span text:style-name="T45">F <text:s text:c="5"/></text:span><text:span text:style-name="T41">Dm</text:span><text:span text:style-name="T42">7</text:span></text:p>
      <text:p text:style-name="P25">Crucificado fui com Cristo, não vivo mais pra mim</text:p>
      <text:p text:style-name="P25"/>
      <text:p text:style-name="P26"><text:s text:c="5"/><text:span text:style-name="T41">Bb</text:span><text:span text:style-name="T43">9</text:span><text:span text:style-name="T44"> <text:s text:c="16"/></text:span><text:span text:style-name="T41">C</text:span><text:span text:style-name="T43">9</text:span></text:p>
      <text:p text:style-name="P25">Teu Reino me chamou de Seu <text:s text:c="7"/></text:p>
      <text:p text:style-name="P26"><text:s text:c="16"/><text:span text:style-name="T41">F</text:span><text:span text:style-name="T44"> <text:s text:c="9"/></text:span><text:span text:style-name="T41">Dm</text:span><text:span text:style-name="T43">7</text:span></text:p>
      <text:p text:style-name="P25">Já não sou mais órfão, Sou Filho</text:p>
      <text:p text:style-name="P26"><text:s text:c="4"/><text:span text:style-name="T41">Bb</text:span><text:span text:style-name="T43">9</text:span><text:span text:style-name="T44"> <text:s text:c="13"/></text:span><text:span text:style-name="T41">C</text:span><text:span text:style-name="T43">9</text:span><text:span text:style-name="T44"> <text:s text:c="23"/></text:span><text:span text:style-name="T41">Bb</text:span><text:span text:style-name="T43">9</text:span><text:span text:style-name="T44"> <text:s text:c="2"/></text:span><text:span text:style-name="T41">C</text:span><text:span text:style-name="T43">9</text:span></text:p>
      <text:p text:style-name="P25">Crucificado fui com Cristo, não vivo mais pra mim, "usa-me"</text:p>
      <text:p text:style-name="P27"><draw:custom-shape text:anchor-type="paragraph" draw:z-index="1" draw:name="Forma1" draw:style-name="gr2" draw:text-style-name="P33" svg:width="5.365cm" svg:height="7.698cm" svg:x="-0.072cm" svg:y="0.422cm"><text:p/><draw:enhanced-geometry svg:viewBox="0 0 21600 21600" draw:type="rectangle" draw:enhanced-path="M 0 0 L 21600 0 21600 21600 0 21600 0 0 Z N"/></draw:custom-shape></text:p>
      <text:p text:style-name="P26"><text:s text:c="12"/><text:span text:style-name="T41">Dm</text:span><text:span text:style-name="T43">7</text:span></text:p>
      <text:p text:style-name="P25">Venha o Teu Reino </text:p>
      <text:p text:style-name="P26"><text:s text:c="13"/><text:span text:style-name="T41">Bb</text:span><text:span text:style-name="T43">9</text:span></text:p>
      <text:p text:style-name="P25">Venha a tua Vontade</text:p>
      <text:p text:style-name="P26"><text:s text:c="2"/><text:tab/><text:tab/> <text:s text:c="2"/><text:span text:style-name="T41">C</text:span><text:span text:style-name="T43">9</text:span></text:p>
      <text:p text:style-name="P25">Brilha a tua Glória</text:p>
      <text:p text:style-name="P26"><text:s text:c="6"/><text:span text:style-name="T41">G</text:span><text:span text:style-name="T43">7</text:span></text:p>
      <text:p text:style-name="P25">Rasga o céu</text:p>
      <text:p text:style-name="P25"><draw:custom-shape text:anchor-type="char" draw:z-index="4" draw:style-name="gr5" draw:text-style-name="P36" svg:width="0.941cm" svg:height="0.514cm" svg:x="5.923cm" svg:y="0.332cm"><text:p text:style-name="P35"><text:span text:style-name="T46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26"><text:s text:c="12"/><text:span text:style-name="T41">Dm</text:span><text:span text:style-name="T43">7<text:tab/><text:tab/><text:tab/> <text:s text:c="4"/>Somente na 2° vez</text:span></text:p>
      <text:p text:style-name="P25">Teu amor me molda</text:p>
      <text:p text:style-name="P26"><text:s text:c="11"/><text:span text:style-name="T41">C</text:span><text:span text:style-name="T43">9</text:span></text:p>
      <text:p text:style-name="P25">Já não sou mais eu</text:p>
      <text:p text:style-name="P26"><text:s text:c="12"/><text:span text:style-name="T41">Am</text:span><text:span text:style-name="T43">7</text:span></text:p>
      <text:p text:style-name="P25">Clamamos reunidos</text:p>
      <text:p text:style-name="P26"><text:s text:c="3"/><text:tab/><text:tab/> <text:s/><text:span text:style-name="T41">Bb</text:span><text:span text:style-name="T44"> <text:s text:c="2"/></text:span></text:p>
      <text:p text:style-name="P25">Venha teu governo!</text:p>
      <text:p text:style-name="P27"/>
      <text:p text:style-name="P31"><text:span text:style-name="T20">Intro </text:span><text:span text:style-name="T21">2x</text:span><text:span text:style-name="T22">: </text:span><text:span text:style-name="T23"><text:s/></text:span><text:span text:style-name="T26">Bb</text:span><text:span text:style-name="T31"> </text:span><text:span text:style-name="T26">C</text:span><text:span text:style-name="T28">9 <text:s/>Dm </text:span><text:span text:style-name="T29">C9</text:span></text:p>
      <text:p text:style-name="P31"><draw:frame text:anchor-type="paragraph" draw:z-index="5" draw:name="Forma4" draw:style-name="gr6" draw:text-style-name="P38" svg:width="10.512cm" svg:height="3.955cm" svg:x="-0.146cm" svg:y="0.286cm"><draw:text-box><text:p text:style-name="P37"><text:span text:style-name="T47"><text:s text:c="8"/></text:span><text:span text:style-name="T48">Bb</text:span></text:p><text:p text:style-name="P37"><text:span text:style-name="T47">Teu fogo vem queimar</text:span></text:p><text:p text:style-name="P37"><text:span text:style-name="T47"><text:s text:c="9"/></text:span></text:p><text:p text:style-name="P37"><text:span text:style-name="T47">Teu povo estremecer</text:span></text:p><text:p text:style-name="P37"><text:span text:style-name="T47"><text:s text:c="3"/></text:span><text:span text:style-name="T48">F</text:span></text:p><text:p text:style-name="P37"><text:span text:style-name="T47">Nossos corações se prostrarão</text:span></text:p><text:p text:style-name="P37"><text:span text:style-name="T47"><text:s text:c="6"/></text:span><text:span text:style-name="T48">Em7(b5)</text:span><text:span text:style-name="T47"> <text:s text:c="8"/></text:span><text:span text:style-name="T48">C#º</text:span><text:span text:style-name="T47"> (</text:span><text:span text:style-name="T48">A7/C#</text:span><text:span text:style-name="T47">)</text:span></text:p><text:p text:style-name="P37"><text:span text:style-name="T47">Para que entre o Rei da Glória</text:span></text:p><text:p text:style-name="P37"><text:span text:style-name="T47"/></text:p></draw:text-box></draw:frame><text:span text:style-name="T28"/></text:p>
      <text:p text:style-name="P25"><text:span text:style-name="T41"/></text:p>
      <text:p text:style-name="P28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" svg:font-family="'Roboto Mono', 'Courier New', Courier, monospace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8-18T15:48:00</meta:creation-date>
    <meta:initial-creator>Arthur</meta:initial-creator>
    <dc:language>pt-BR</dc:language>
    <meta:print-date>2015-02-14T18:13:00</meta:print-date>
    <dc:date>2020-06-22T17:54:50.092000000</dc:date>
    <meta:editing-cycles>61</meta:editing-cycles>
    <meta:editing-duration>P1DT6H57M41S</meta:editing-duration>
    <meta:generator>LibreOffice/6.2.1.2$Windows_X86_64 LibreOffice_project/7bcb35dc3024a62dea0caee87020152d1ee96e71</meta:generator>
    <meta:document-statistic meta:table-count="0" meta:image-count="0" meta:object-count="0" meta:page-count="1" meta:paragraph-count="43" meta:word-count="169" meta:character-count="1123" meta:non-whitespace-character-count="58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